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.37cm" svg:height="0.436cm" svg:x="6.027cm" svg:y="0.97cm" svg:viewBox="0 0 1371 437" svg:d="m0 219h404zm563 0h404zm-963 218v-437l423 219zm-423 218zm423-437zm61 160c34 0 61 27 61 61s-27 61-61 61-61-27-61-61 27-61 61-61zm-61 0zm123 123z">
          <text:p/>
        </draw:path>
        <draw:frame draw:style-name="gr2" draw:text-style-name="P2" draw:layer="layout" svg:width="0.697cm" svg:height="0.645cm" svg:x="5.821cm" svg:y="0.658cm">
          <draw:text-box>
            <text:p><text:span text:style-name="T1">a</text:span></text:p>
          </draw:text-box>
        </draw:frame>
        <draw:frame draw:style-name="gr3" draw:layer="layout" svg:width="0.697cm" svg:height="0.646cm" svg:x="6.841cm" svg:y="0.646cm">
          <draw:text-box>
            <text:p><text:span text:style-name="T1">b</text:span></text:p>
          </draw:text-box>
        </draw:frame>
        <draw:frame draw:style-name="gr4" draw:layer="layout" svg:width="0.821cm" svg:height="0.796cm" svg:x="6.241cm" svg:y="2.2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342cm" svg:height="0.646cm" svg:x="6.105cm" svg:y="1.704cm">
          <draw:text-box>
            <text:p><text:span text:style-name="T1">a <text:s/>b</text:span></text:p>
          </draw:text-box>
        </draw:frame>
        <draw:frame draw:style-name="gr4" xml:id="id2" draw:id="id2" draw:layer="layout" svg:width="1.027cm" svg:height="0.47cm" svg:x="2.46cm" svg:y="2.547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3.349cm" svg:y="-2.34cm"/>
        </draw:frame>
        <draw:frame draw:style-name="gr2" draw:text-style-name="P3" xml:id="id1" draw:id="id1" draw:layer="layout" svg:width="4.507cm" svg:height="1.353cm" svg:x="0.607cm" svg:y="0.491cm">
          <draw:text-box>
            <text:p><text:span text:style-name="T2">نفی کے عمل کو علامت کے اوپر</text:span><text:span text:style-name="T2"> </text:span></text:p>
            <text:p><text:span text:style-name="T2">افقی لکیر سے ظاہر کیا جاتا ہے</text:span><text:span text:style-name="T2"> </text:span></text:p>
          </draw:text-box>
        </draw:frame>
        <draw:connector draw:style-name="gr5" draw:text-style-name="P4" draw:layer="layout" draw:type="curve" svg:x1="2.86cm" svg:y1="1.844cm" svg:x2="3.316cm" svg:y2="2.673cm" draw:start-shape="id1" draw:start-glue-point="2" draw:end-shape="id2" draw:end-glue-point="4" svg:d="m2860 1844c0 528 456 114 456 82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3T17:40:30</dc:date>
    <dc:creator>khalid khan</dc:creator>
    <meta:editing-duration>PT5H28M36S</meta:editing-duration>
    <meta:editing-cycles>23</meta:editing-cycles>
    <meta:generator>LibreOffice/3.4$Linux LibreOffice_project/340m1$Build-402</meta:generator>
    <meta:document-statistic meta:object-count="8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</mrow>
          </mtd>
        </mtr>
      </mtable>
    </mrow>
    <annotation encoding="StarMath 5.0">stack{alignl 0 phantom{0} 1 #
alignl 1 phantom{0} 0}</annotation>
  </semantics>
</math>
</file>

<file path=Object 2/content.xml><?xml version="1.0" encoding="utf-8"?>
<math xmlns="http://www.w3.org/1998/Math/MathML">
  <semantics>
    <mrow>
      <mrow>
        <mi>b</mi>
        <mo stretchy="false">=</mo>
        <mover accent="true">
          <mrow>
            <mi>a</mi>
          </mrow>
          <mo>¯</mo>
        </mover>
      </mrow>
    </mrow>
    <annotation encoding="StarMath 5.0">b=overline{a}</annotation>
  </semantics>
</math>
</file>